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1.25mm"/>
    </style:style>
    <style:style style:name="co2" style:family="table-column">
      <style:table-column-properties fo:break-before="auto" style:column-width="129.0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n 500 c 10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number-columns-repeated="4" office:value-type="string" calcext:value-type="string">
            <text:p>Server Software: <text:s text:c="7"/>Apache/2.4.18</text:p>
          </table:table-cell>
        </table:table-row>
        <table:table-row table:style-name="ro1">
          <table:table-cell table:number-columns-repeated="4" office:value-type="string" calcext:value-type="string">
            <text:p>Server Hostname: <text:s text:c="7"/>localhost</text:p>
          </table:table-cell>
        </table:table-row>
        <table:table-row table:style-name="ro1">
          <table:table-cell table:number-columns-repeated="4" office:value-type="string" calcext:value-type="string">
            <text:p>Server Port: <text:s text:c="11"/>8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ocument Path: <text:s text:c="9"/>/rabbitmq_vs_mysql/web/app.php/doctrineMyisam</text:p>
          </table:table-cell>
          <table:table-cell office:value-type="string" calcext:value-type="string">
            <text:p>Document Path: <text:s text:c="9"/>/rabbitmq_vs_mysql/web/app.php/doctrine</text:p>
          </table:table-cell>
          <table:table-cell office:value-type="string" calcext:value-type="string">
            <text:p>Document Path: <text:s text:c="9"/>/rabbitmq_vs_mysql/web/app.php/doctrineTransaction</text:p>
          </table:table-cell>
          <table:table-cell office:value-type="string" calcext:value-type="string">
            <text:p>Document Path: <text:s text:c="9"/>/rabbitmq_vs_mysql/web/app.php/rabbitmq</text:p>
          </table:table-cell>
        </table:table-row>
        <table:table-row table:style-name="ro1">
          <table:table-cell table:number-columns-repeated="4" office:value-type="string" calcext:value-type="string">
            <text:p>Document Length: <text:s text:c="7"/>2 byte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4" office:value-type="string" calcext:value-type="string">
            <text:p>Concurrency Level: <text:s text:c="5"/>10</text:p>
          </table:table-cell>
        </table:table-row>
        <table:table-row table:style-name="ro1">
          <table:table-cell office:value-type="string" calcext:value-type="string">
            <text:p>Time taken for tests: <text:s text:c="2"/>5.326 seconds</text:p>
          </table:table-cell>
          <table:table-cell office:value-type="string" calcext:value-type="string">
            <text:p>Time taken for tests: <text:s text:c="2"/>8.477 seconds</text:p>
          </table:table-cell>
          <table:table-cell office:value-type="string" calcext:value-type="string">
            <text:p>Time taken for tests: <text:s text:c="2"/>8.873 seconds</text:p>
          </table:table-cell>
          <table:table-cell office:value-type="string" calcext:value-type="string">
            <text:p>Time taken for tests: <text:s text:c="2"/>8.364 seconds</text:p>
          </table:table-cell>
        </table:table-row>
        <table:table-row table:style-name="ro1">
          <table:table-cell table:number-columns-repeated="4" office:value-type="string" calcext:value-type="string">
            <text:p>Complete requests: <text:s text:c="5"/>500</text:p>
          </table:table-cell>
        </table:table-row>
        <table:table-row table:style-name="ro1">
          <table:table-cell table:number-columns-repeated="4" office:value-type="string" calcext:value-type="string">
            <text:p>Failed requests: <text:s text:c="7"/>0</text:p>
          </table:table-cell>
        </table:table-row>
        <table:table-row table:style-name="ro1">
          <table:table-cell table:number-columns-repeated="4" office:value-type="string" calcext:value-type="string">
            <text:p>Total transferred: <text:s text:c="5"/>116000 bytes</text:p>
          </table:table-cell>
        </table:table-row>
        <table:table-row table:style-name="ro1">
          <table:table-cell table:number-columns-repeated="4" office:value-type="string" calcext:value-type="string">
            <text:p>HTML transferred: <text:s text:c="6"/>1000 bytes</text:p>
          </table:table-cell>
        </table:table-row>
        <table:table-row table:style-name="ro1">
          <table:table-cell table:style-name="ce2" office:value-type="string" calcext:value-type="string">
            <text:p>Requests per second: <text:s text:c="3"/>93.88 [#/sec] (mean)</text:p>
          </table:table-cell>
          <table:table-cell table:style-name="ce2" office:value-type="string" calcext:value-type="string">
            <text:p>Requests per second: <text:s text:c="3"/>58.98 [#/sec] (mean)</text:p>
          </table:table-cell>
          <table:table-cell table:style-name="ce2" office:value-type="string" calcext:value-type="string">
            <text:p>Requests per second: <text:s text:c="3"/>56.35 [#/sec] (mean)</text:p>
          </table:table-cell>
          <table:table-cell table:style-name="ce2" office:value-type="string" calcext:value-type="string">
            <text:p>Requests per second: <text:s text:c="3"/>59.78 [#/sec] (mean)</text:p>
          </table:table-cell>
        </table:table-row>
        <table:table-row table:style-name="ro1">
          <table:table-cell office:value-type="string" calcext:value-type="string">
            <text:p>Time per request: <text:s text:c="6"/>106.524 [ms] (mean)</text:p>
          </table:table-cell>
          <table:table-cell office:value-type="string" calcext:value-type="string">
            <text:p>Time per request: <text:s text:c="6"/>169.548 [ms] (mean)</text:p>
          </table:table-cell>
          <table:table-cell office:value-type="string" calcext:value-type="string">
            <text:p>Time per request: <text:s text:c="6"/>177.469 [ms] (mean)</text:p>
          </table:table-cell>
          <table:table-cell office:value-type="string" calcext:value-type="string">
            <text:p>Time per request: <text:s text:c="6"/>167.270 [ms] (mean)</text:p>
          </table:table-cell>
        </table:table-row>
        <table:table-row table:style-name="ro1">
          <table:table-cell office:value-type="string" calcext:value-type="string">
            <text:p>Time per request: <text:s text:c="6"/>10.652 [ms] (mean, across all concurrent requests)</text:p>
          </table:table-cell>
          <table:table-cell office:value-type="string" calcext:value-type="string">
            <text:p>Time per request: <text:s text:c="6"/>16.955 [ms] (mean, across all concurrent requests)</text:p>
          </table:table-cell>
          <table:table-cell office:value-type="string" calcext:value-type="string">
            <text:p>Time per request: <text:s text:c="6"/>17.747 [ms] (mean, across all concurrent requests)</text:p>
          </table:table-cell>
          <table:table-cell office:value-type="string" calcext:value-type="string">
            <text:p>Time per request: <text:s text:c="6"/>16.727 [ms] (mean, across all concurrent requests)</text:p>
          </table:table-cell>
        </table:table-row>
        <table:table-row table:style-name="ro1">
          <table:table-cell table:style-name="ce2" office:value-type="string" calcext:value-type="string">
            <text:p>Transfer rate: <text:s text:c="9"/>21.27 [Kbytes/sec] received</text:p>
          </table:table-cell>
          <table:table-cell table:style-name="ce2" office:value-type="string" calcext:value-type="string">
            <text:p>Transfer rate: <text:s text:c="9"/>13.36 [Kbytes/sec] received</text:p>
          </table:table-cell>
          <table:table-cell table:style-name="ce2" office:value-type="string" calcext:value-type="string">
            <text:p>Transfer rate: <text:s text:c="9"/>12.77 [Kbytes/sec] received</text:p>
          </table:table-cell>
          <table:table-cell office:value-type="string" calcext:value-type="string">
            <text:p>Transfer rate: <text:s text:c="9"/>13.54 [Kbytes/sec] received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Transfer rate: <text:s text:c="9"/>71.93 [Kbytes/sec] received</text:p>
          </table:table-cell>
        </table:table-row>
        <table:table-row table:style-name="ro1">
          <table:table-cell table:number-columns-repeated="4" office:value-type="string" calcext:value-type="string">
            <text:p>Connection Times (ms)</text:p>
          </table:table-cell>
        </table:table-row>
        <table:table-row table:style-name="ro1">
          <table:table-cell table:number-columns-repeated="4" office:value-type="string" calcext:value-type="string">
            <text:p><text:s text:c="14"/>min <text:s/>mean[+/-sd] median <text:s text:c="2"/>max</text:p>
          </table:table-cell>
        </table:table-row>
        <table:table-row table:style-name="ro1">
          <table:table-cell office:value-type="string" calcext:value-type="string">
            <text:p>Connect: <text:s text:c="7"/>0 <text:s text:c="3"/>0 <text:s text:c="2"/>0.9 <text:s text:c="5"/>0 <text:s text:c="6"/>8</text:p>
          </table:table-cell>
          <table:table-cell office:value-type="string" calcext:value-type="string">
            <text:p>Connect: <text:s text:c="7"/>0 <text:s text:c="3"/>0 <text:s text:c="2"/>1.2 <text:s text:c="5"/>0 <text:s text:c="5"/>10</text:p>
          </table:table-cell>
          <table:table-cell table:number-columns-repeated="2" office:value-type="string" calcext:value-type="string">
            <text:p>Connect: <text:s text:c="7"/>0 <text:s text:c="3"/>0 <text:s text:c="2"/>1.0 <text:s text:c="5"/>0 <text:s text:c="5"/>10</text:p>
          </table:table-cell>
        </table:table-row>
        <table:table-row table:style-name="ro1">
          <table:table-cell office:value-type="string" calcext:value-type="string">
            <text:p>Processing: <text:s text:c="3"/>16 <text:s/>106 <text:s/>33.8 <text:s text:c="3"/>104 <text:s text:c="4"/>253</text:p>
          </table:table-cell>
          <table:table-cell office:value-type="string" calcext:value-type="string">
            <text:p>Processing: <text:s text:c="3"/>77 <text:s/>168 <text:s/>45.8 <text:s text:c="3"/>169 <text:s text:c="4"/>340</text:p>
          </table:table-cell>
          <table:table-cell office:value-type="string" calcext:value-type="string">
            <text:p>Processing: <text:s text:c="3"/>63 <text:s/>176 <text:s/>63.5 <text:s text:c="3"/>159 <text:s text:c="4"/>365</text:p>
          </table:table-cell>
          <table:table-cell office:value-type="string" calcext:value-type="string">
            <text:p>Processing: <text:s text:c="2"/>105 <text:s/>166 <text:s/>28.5 <text:s text:c="3"/>164 <text:s text:c="4"/>298</text:p>
          </table:table-cell>
        </table:table-row>
        <table:table-row table:style-name="ro1">
          <table:table-cell office:value-type="string" calcext:value-type="string">
            <text:p>Waiting: <text:s text:c="6"/>16 <text:s/>101 <text:s/>33.0 <text:s text:c="4"/>99 <text:s text:c="4"/>252</text:p>
          </table:table-cell>
          <table:table-cell office:value-type="string" calcext:value-type="string">
            <text:p>Waiting: <text:s text:c="6"/>77 <text:s/>165 <text:s/>45.3 <text:s text:c="3"/>165 <text:s text:c="4"/>339</text:p>
          </table:table-cell>
          <table:table-cell office:value-type="string" calcext:value-type="string">
            <text:p>Waiting: <text:s text:c="6"/>63 <text:s/>173 <text:s/>61.4 <text:s text:c="3"/>155 <text:s text:c="4"/>365</text:p>
          </table:table-cell>
          <table:table-cell office:value-type="string" calcext:value-type="string">
            <text:p>Waiting: <text:s text:c="5"/>104 <text:s/>165 <text:s/>27.7 <text:s text:c="3"/>162 <text:s text:c="4"/>297</text:p>
          </table:table-cell>
        </table:table-row>
        <table:table-row table:style-name="ro1">
          <table:table-cell office:value-type="string" calcext:value-type="string">
            <text:p>Total: <text:s text:c="8"/>16 <text:s/>106 <text:s/>33.8 <text:s text:c="3"/>104 <text:s text:c="4"/>253</text:p>
          </table:table-cell>
          <table:table-cell office:value-type="string" calcext:value-type="string">
            <text:p>Total: <text:s text:c="8"/>77 <text:s/>169 <text:s/>45.9 <text:s text:c="3"/>169 <text:s text:c="4"/>349</text:p>
          </table:table-cell>
          <table:table-cell office:value-type="string" calcext:value-type="string">
            <text:p>Total: <text:s text:c="8"/>63 <text:s/>177 <text:s/>63.6 <text:s text:c="3"/>159 <text:s text:c="4"/>365</text:p>
          </table:table-cell>
          <table:table-cell office:value-type="string" calcext:value-type="string">
            <text:p>Total: <text:s text:c="7"/>105 <text:s/>167 <text:s/>28.5 <text:s text:c="3"/>164 <text:s text:c="4"/>29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tal: <text:s text:c="8"/>14 <text:s text:c="2"/>97 <text:s/>44.4 <text:s text:c="4"/>91 <text:s text:c="4"/>2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rors: apr_pollset_poll: The timeout specified has expired (70007)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4" office:value-type="string" calcext:value-type="string">
            <text:p>Server Software: <text:s text:c="7"/>Apache/2.4.18</text:p>
          </table:table-cell>
        </table:table-row>
        <table:table-row table:style-name="ro1">
          <table:table-cell table:number-columns-repeated="4" office:value-type="string" calcext:value-type="string">
            <text:p>Server Hostname: <text:s text:c="7"/>localhost</text:p>
          </table:table-cell>
        </table:table-row>
        <table:table-row table:style-name="ro1">
          <table:table-cell table:number-columns-repeated="4" office:value-type="string" calcext:value-type="string">
            <text:p>Server Port: <text:s text:c="11"/>8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ocument Path: <text:s text:c="9"/>/rabbitmq_vs_mysql/web/app.php/doctrineMyisam</text:p>
          </table:table-cell>
          <table:table-cell office:value-type="string" calcext:value-type="string">
            <text:p>Document Path: <text:s text:c="9"/>/rabbitmq_vs_mysql/web/app.php/doctrine</text:p>
          </table:table-cell>
          <table:table-cell office:value-type="string" calcext:value-type="string">
            <text:p>Document Path: <text:s text:c="9"/>/rabbitmq_vs_mysql/web/app.php/doctrineTransaction</text:p>
          </table:table-cell>
          <table:table-cell office:value-type="string" calcext:value-type="string">
            <text:p>Document Path: <text:s text:c="9"/>/rabbitmq_vs_mysql/web/app.php/rabbitmq</text:p>
          </table:table-cell>
        </table:table-row>
        <table:table-row table:style-name="ro1">
          <table:table-cell table:number-columns-repeated="3" office:value-type="string" calcext:value-type="string">
            <text:p>Document Length: <text:s text:c="7"/>495 bytes</text:p>
          </table:table-cell>
          <table:table-cell office:value-type="string" calcext:value-type="string">
            <text:p>Document Length: <text:s text:c="7"/>2 byte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4" office:value-type="string" calcext:value-type="string">
            <text:p>Concurrency Level: <text:s text:c="5"/>10</text:p>
          </table:table-cell>
        </table:table-row>
        <table:table-row table:style-name="ro1">
          <table:table-cell office:value-type="string" calcext:value-type="string">
            <text:p>Time taken for tests: <text:s text:c="2"/>4.710 seconds</text:p>
          </table:table-cell>
          <table:table-cell office:value-type="string" calcext:value-type="string">
            <text:p>Time taken for tests: <text:s text:c="2"/>4.760 seconds</text:p>
          </table:table-cell>
          <table:table-cell office:value-type="string" calcext:value-type="string">
            <text:p>Time taken for tests: <text:s text:c="2"/>5.305 seconds</text:p>
          </table:table-cell>
          <table:table-cell office:value-type="string" calcext:value-type="string">
            <text:p>Time taken for tests: <text:s text:c="2"/>7.810 seconds</text:p>
          </table:table-cell>
        </table:table-row>
        <table:table-row table:style-name="ro1">
          <table:table-cell table:number-columns-repeated="4" office:value-type="string" calcext:value-type="string">
            <text:p>Complete requests: <text:s text:c="5"/>500</text:p>
          </table:table-cell>
        </table:table-row>
        <table:table-row table:style-name="ro1">
          <table:table-cell table:number-columns-repeated="4" office:value-type="string" calcext:value-type="string">
            <text:p>Failed requests: <text:s text:c="7"/>0</text:p>
          </table:table-cell>
        </table:table-row>
        <table:table-row table:style-name="ro1">
          <table:table-cell table:number-columns-repeated="3" office:value-type="string" calcext:value-type="string">
            <text:p>Non-2xx responses: <text:s text:c="5"/>500</text:p>
          </table:table-cell>
          <table:table-cell office:value-type="string" calcext:value-type="string">
            <text:p>Total transferred: <text:s text:c="5"/>116000 bytes</text:p>
          </table:table-cell>
        </table:table-row>
        <table:table-row table:style-name="ro1">
          <table:table-cell table:number-columns-repeated="3" office:value-type="string" calcext:value-type="string">
            <text:p>Total transferred: <text:s text:c="5"/>377000 bytes</text:p>
          </table:table-cell>
          <table:table-cell office:value-type="string" calcext:value-type="string">
            <text:p>HTML transferred: <text:s text:c="6"/>1000 bytes</text:p>
          </table:table-cell>
        </table:table-row>
        <table:table-row table:style-name="ro1">
          <table:table-cell table:number-columns-repeated="3" office:value-type="string" calcext:value-type="string">
            <text:p>HTML transferred: <text:s text:c="6"/>247500 bytes</text:p>
          </table:table-cell>
          <table:table-cell office:value-type="string" calcext:value-type="string">
            <text:p>Requests per second: <text:s text:c="3"/>64.02 [#/sec] (mean)</text:p>
          </table:table-cell>
        </table:table-row>
        <table:table-row table:style-name="ro1">
          <table:table-cell office:value-type="string" calcext:value-type="string">
            <text:p>Requests per second: <text:s text:c="3"/>106.15 [#/sec] (mean)</text:p>
          </table:table-cell>
          <table:table-cell office:value-type="string" calcext:value-type="string">
            <text:p>Requests per second: <text:s text:c="3"/>105.03 [#/sec] (mean)</text:p>
          </table:table-cell>
          <table:table-cell office:value-type="string" calcext:value-type="string">
            <text:p>Requests per second: <text:s text:c="3"/>94.25 [#/sec] (mean)</text:p>
          </table:table-cell>
          <table:table-cell office:value-type="string" calcext:value-type="string">
            <text:p>Time per request: <text:s text:c="6"/>156.194 [ms] (mean)</text:p>
          </table:table-cell>
        </table:table-row>
        <table:table-row table:style-name="ro1">
          <table:table-cell office:value-type="string" calcext:value-type="string">
            <text:p>Time per request: <text:s text:c="6"/>94.205 [ms] (mean)</text:p>
          </table:table-cell>
          <table:table-cell office:value-type="string" calcext:value-type="string">
            <text:p>Time per request: <text:s text:c="6"/>95.210 [ms] (mean)</text:p>
          </table:table-cell>
          <table:table-cell office:value-type="string" calcext:value-type="string">
            <text:p>Time per request: <text:s text:c="6"/>106.101 [ms] (mean)</text:p>
          </table:table-cell>
          <table:table-cell office:value-type="string" calcext:value-type="string">
            <text:p>Time per request: <text:s text:c="6"/>15.619 [ms] (mean, across all concurrent requests)</text:p>
          </table:table-cell>
        </table:table-row>
        <table:table-row table:style-name="ro1">
          <table:table-cell office:value-type="string" calcext:value-type="string">
            <text:p>Time per request: <text:s text:c="6"/>9.420 [ms] (mean, across all concurrent requests)</text:p>
          </table:table-cell>
          <table:table-cell office:value-type="string" calcext:value-type="string">
            <text:p>Time per request: <text:s text:c="6"/>9.521 [ms] (mean, across all concurrent requests)</text:p>
          </table:table-cell>
          <table:table-cell office:value-type="string" calcext:value-type="string">
            <text:p>Time per request: <text:s text:c="6"/>10.610 [ms] (mean, across all concurrent requests)</text:p>
          </table:table-cell>
          <table:table-cell office:value-type="string" calcext:value-type="string">
            <text:p>Transfer rate: <text:s text:c="9"/>14.51 [Kbytes/sec] received</text:p>
          </table:table-cell>
        </table:table-row>
        <table:table-row table:style-name="ro1">
          <table:table-cell office:value-type="string" calcext:value-type="string">
            <text:p>Transfer rate: <text:s text:c="9"/>78.16 [Kbytes/sec] received</text:p>
          </table:table-cell>
          <table:table-cell office:value-type="string" calcext:value-type="string">
            <text:p>Transfer rate: <text:s text:c="9"/>77.34 [Kbytes/sec] received</text:p>
          </table:table-cell>
          <table:table-cell office:value-type="string" calcext:value-type="string">
            <text:p>Transfer rate: <text:s text:c="9"/>69.40 [Kbytes/sec] receiv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nection Times (ms)</text:p>
          </table:table-cell>
        </table:table-row>
        <table:table-row table:style-name="ro1">
          <table:table-cell table:number-columns-repeated="3" office:value-type="string" calcext:value-type="string">
            <text:p>Connection Times (ms)</text:p>
          </table:table-cell>
          <table:table-cell office:value-type="string" calcext:value-type="string">
            <text:p><text:s text:c="14"/>min <text:s/>mean[+/-sd] median <text:s text:c="2"/>max</text:p>
          </table:table-cell>
        </table:table-row>
        <table:table-row table:style-name="ro1">
          <table:table-cell table:number-columns-repeated="3" office:value-type="string" calcext:value-type="string">
            <text:p><text:s text:c="14"/>min <text:s/>mean[+/-sd] median <text:s text:c="2"/>max</text:p>
          </table:table-cell>
          <table:table-cell office:value-type="string" calcext:value-type="string">
            <text:p>Connect: <text:s text:c="7"/>0 <text:s text:c="3"/>0 <text:s text:c="2"/>1.3 <text:s text:c="5"/>0 <text:s text:c="5"/>12</text:p>
          </table:table-cell>
        </table:table-row>
        <table:table-row table:style-name="ro1">
          <table:table-cell office:value-type="string" calcext:value-type="string">
            <text:p>Connect: <text:s text:c="7"/>0 <text:s text:c="3"/>0 <text:s text:c="2"/>0.9 <text:s text:c="5"/>0 <text:s text:c="6"/>8</text:p>
          </table:table-cell>
          <table:table-cell office:value-type="string" calcext:value-type="string">
            <text:p>Connect: <text:s text:c="7"/>0 <text:s text:c="3"/>0 <text:s text:c="2"/>1.0 <text:s text:c="5"/>0 <text:s text:c="5"/>11</text:p>
          </table:table-cell>
          <table:table-cell office:value-type="string" calcext:value-type="string">
            <text:p>Connect: <text:s text:c="7"/>0 <text:s text:c="3"/>0 <text:s text:c="2"/>1.5 <text:s text:c="5"/>0 <text:s text:c="5"/>11</text:p>
          </table:table-cell>
          <table:table-cell office:value-type="string" calcext:value-type="string">
            <text:p>Processing: <text:s text:c="3"/>99 <text:s/>155 <text:s/>27.5 <text:s text:c="3"/>151 <text:s text:c="4"/>274</text:p>
          </table:table-cell>
        </table:table-row>
        <table:table-row table:style-name="ro1">
          <table:table-cell office:value-type="string" calcext:value-type="string">
            <text:p>Processing: <text:s text:c="3"/>16 <text:s text:c="2"/>94 <text:s/>32.2 <text:s text:c="4"/>92 <text:s text:c="4"/>301</text:p>
          </table:table-cell>
          <table:table-cell office:value-type="string" calcext:value-type="string">
            <text:p>Processing: <text:s text:c="3"/>18 <text:s text:c="2"/>95 <text:s/>35.7 <text:s text:c="4"/>94 <text:s text:c="4"/>219</text:p>
          </table:table-cell>
          <table:table-cell office:value-type="string" calcext:value-type="string">
            <text:p>Processing: <text:s text:c="3"/>21 <text:s/>105 <text:s/>33.4 <text:s text:c="3"/>104 <text:s text:c="4"/>256</text:p>
          </table:table-cell>
          <table:table-cell office:value-type="string" calcext:value-type="string">
            <text:p>Waiting: <text:s text:c="6"/>99 <text:s/>153 <text:s/>26.6 <text:s text:c="3"/>149 <text:s text:c="4"/>257</text:p>
          </table:table-cell>
        </table:table-row>
        <table:table-row table:style-name="ro1">
          <table:table-cell office:value-type="string" calcext:value-type="string">
            <text:p>Waiting: <text:s text:c="6"/>16 <text:s text:c="2"/>89 <text:s/>32.4 <text:s text:c="4"/>87 <text:s text:c="4"/>301</text:p>
          </table:table-cell>
          <table:table-cell office:value-type="string" calcext:value-type="string">
            <text:p>Waiting: <text:s text:c="6"/>17 <text:s text:c="2"/>89 <text:s/>34.3 <text:s text:c="4"/>87 <text:s text:c="4"/>204</text:p>
          </table:table-cell>
          <table:table-cell office:value-type="string" calcext:value-type="string">
            <text:p>Waiting: <text:s text:c="6"/>20 <text:s/>102 <text:s/>32.6 <text:s text:c="3"/>101 <text:s text:c="4"/>245</text:p>
          </table:table-cell>
          <table:table-cell office:value-type="string" calcext:value-type="string">
            <text:p>Total: <text:s text:c="8"/>99 <text:s/>155 <text:s/>27.8 <text:s text:c="3"/>151 <text:s text:c="4"/>286</text:p>
          </table:table-cell>
        </table:table-row>
        <table:table-row table:style-name="ro1">
          <table:table-cell office:value-type="string" calcext:value-type="string">
            <text:p>Total: <text:s text:c="8"/>16 <text:s text:c="2"/>94 <text:s/>32.2 <text:s text:c="4"/>93 <text:s text:c="4"/>301</text:p>
          </table:table-cell>
          <table:table-cell office:value-type="string" calcext:value-type="string">
            <text:p>Total: <text:s text:c="8"/>18 <text:s text:c="2"/>95 <text:s/>35.8 <text:s text:c="4"/>94 <text:s text:c="4"/>220</text:p>
          </table:table-cell>
          <table:table-cell office:value-type="string" calcext:value-type="string">
            <text:p>Total: <text:s text:c="8"/>21 <text:s/>106 <text:s/>33.5 <text:s text:c="3"/>104 <text:s text:c="4"/>256</text:p>
          </table:table-cell>
          <table:table-cell/>
        </table:table-row>
      </table:table>
      <table:table table:name="n 500 c 500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erver Software: <text:s text:c="7"/>Apache/2.4.18</text:p>
          </table:table-cell>
          <table:table-cell/>
          <table:table-cell table:number-columns-repeated="2" office:value-type="string" calcext:value-type="string">
            <text:p>Server Software: <text:s text:c="7"/>Apache/2.4.18</text:p>
          </table:table-cell>
        </table:table-row>
        <table:table-row table:style-name="ro1">
          <table:table-cell office:value-type="string" calcext:value-type="string">
            <text:p>Server Hostname: <text:s text:c="7"/>localhost</text:p>
          </table:table-cell>
          <table:table-cell/>
          <table:table-cell table:number-columns-repeated="2" office:value-type="string" calcext:value-type="string">
            <text:p>Server Hostname: <text:s text:c="7"/>localhost</text:p>
          </table:table-cell>
        </table:table-row>
        <table:table-row table:style-name="ro1">
          <table:table-cell office:value-type="string" calcext:value-type="string">
            <text:p>Server Port: <text:s text:c="11"/>80</text:p>
          </table:table-cell>
          <table:table-cell/>
          <table:table-cell table:number-columns-repeated="2" office:value-type="string" calcext:value-type="string">
            <text:p>Server Port: <text:s text:c="11"/>8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ocument Path: <text:s text:c="9"/>/rabbitmq_vs_mysql/web/app.php/doctrineMyisam</text:p>
          </table:table-cell>
          <table:table-cell/>
          <table:table-cell office:value-type="string" calcext:value-type="string">
            <text:p>Document Path: <text:s text:c="9"/>/rabbitmq_vs_mysql/web/app.php/doctrineTransaction</text:p>
          </table:table-cell>
          <table:table-cell office:value-type="string" calcext:value-type="string">
            <text:p>Document Path: <text:s text:c="9"/>/rabbitmq_vs_mysql/web/app.php/rabbitmq</text:p>
          </table:table-cell>
        </table:table-row>
        <table:table-row table:style-name="ro1">
          <table:table-cell office:value-type="string" calcext:value-type="string">
            <text:p>Document Length: <text:s text:c="7"/>2 bytes</text:p>
          </table:table-cell>
          <table:table-cell/>
          <table:table-cell table:number-columns-repeated="2" office:value-type="string" calcext:value-type="string">
            <text:p>Document Length: <text:s text:c="7"/>2 byte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currency Level: <text:s text:c="5"/>500</text:p>
          </table:table-cell>
          <table:table-cell/>
          <table:table-cell table:number-columns-repeated="2" office:value-type="string" calcext:value-type="string">
            <text:p>Concurrency Level: <text:s text:c="5"/>500</text:p>
          </table:table-cell>
        </table:table-row>
        <table:table-row table:style-name="ro1">
          <table:table-cell office:value-type="string" calcext:value-type="string">
            <text:p>Time taken for tests: <text:s text:c="2"/>57.943 seconds</text:p>
          </table:table-cell>
          <table:table-cell/>
          <table:table-cell office:value-type="string" calcext:value-type="string">
            <text:p>Time taken for tests: <text:s text:c="2"/>56.384 seconds</text:p>
          </table:table-cell>
          <table:table-cell office:value-type="string" calcext:value-type="string">
            <text:p>Time taken for tests: <text:s text:c="2"/>58.014 seconds</text:p>
          </table:table-cell>
        </table:table-row>
        <table:table-row table:style-name="ro1">
          <table:table-cell office:value-type="string" calcext:value-type="string">
            <text:p>Complete requests: <text:s text:c="5"/>500</text:p>
          </table:table-cell>
          <table:table-cell/>
          <table:table-cell table:number-columns-repeated="2" office:value-type="string" calcext:value-type="string">
            <text:p>Complete requests: <text:s text:c="5"/>500</text:p>
          </table:table-cell>
        </table:table-row>
        <table:table-row table:style-name="ro1">
          <table:table-cell office:value-type="string" calcext:value-type="string">
            <text:p>Failed requests: <text:s text:c="7"/>128</text:p>
          </table:table-cell>
          <table:table-cell/>
          <table:table-cell table:number-columns-repeated="2" office:value-type="string" calcext:value-type="string">
            <text:p>Failed requests: <text:s text:c="7"/>128</text:p>
          </table:table-cell>
        </table:table-row>
        <table:table-row table:style-name="ro1">
          <table:table-cell office:value-type="string" calcext:value-type="string">
            <text:p><text:s text:c="3"/>(Connect: 0, Receive: 0, Length: 128, Exceptions: 0)</text:p>
          </table:table-cell>
          <table:table-cell/>
          <table:table-cell table:number-columns-repeated="2" office:value-type="string" calcext:value-type="string">
            <text:p><text:s text:c="3"/>(Connect: 0, Receive: 0, Length: 128, Exceptions: 0)</text:p>
          </table:table-cell>
        </table:table-row>
        <table:table-row table:style-name="ro1">
          <table:table-cell office:value-type="string" calcext:value-type="string">
            <text:p>Total transferred: <text:s text:c="5"/>86304 bytes</text:p>
          </table:table-cell>
          <table:table-cell/>
          <table:table-cell table:number-columns-repeated="2" office:value-type="string" calcext:value-type="string">
            <text:p>Total transferred: <text:s text:c="5"/>86304 bytes</text:p>
          </table:table-cell>
        </table:table-row>
        <table:table-row table:style-name="ro1">
          <table:table-cell table:style-name="ce1" office:value-type="string" calcext:value-type="string">
            <text:p>HTML transferred: <text:s text:c="6"/>744 bytes</text:p>
          </table:table-cell>
          <table:table-cell table:style-name="ce1"/>
          <table:table-cell table:number-columns-repeated="2" table:style-name="ce1" office:value-type="string" calcext:value-type="string">
            <text:p>HTML transferred: <text:s text:c="6"/>744 bytes</text:p>
          </table:table-cell>
        </table:table-row>
        <table:table-row table:style-name="ro1">
          <table:table-cell office:value-type="string" calcext:value-type="string">
            <text:p>Requests per second: <text:s text:c="3"/>8.63 [#/sec] (mean)</text:p>
          </table:table-cell>
          <table:table-cell/>
          <table:table-cell office:value-type="string" calcext:value-type="string">
            <text:p>Requests per second: <text:s text:c="3"/>8.87 [#/sec] (mean)</text:p>
          </table:table-cell>
          <table:table-cell office:value-type="string" calcext:value-type="string">
            <text:p>Requests per second: <text:s text:c="3"/>8.62 [#/sec] (mean)</text:p>
          </table:table-cell>
        </table:table-row>
        <table:table-row table:style-name="ro1">
          <table:table-cell office:value-type="string" calcext:value-type="string">
            <text:p>Time per request: <text:s text:c="6"/>57943.296 [ms] (mean)</text:p>
          </table:table-cell>
          <table:table-cell/>
          <table:table-cell office:value-type="string" calcext:value-type="string">
            <text:p>Time per request: <text:s text:c="6"/>56384.231 [ms] (mean)</text:p>
          </table:table-cell>
          <table:table-cell office:value-type="string" calcext:value-type="string">
            <text:p>Time per request: <text:s text:c="6"/>58013.841 [ms] (mean)</text:p>
          </table:table-cell>
        </table:table-row>
        <table:table-row table:style-name="ro1">
          <table:table-cell table:style-name="ce1" office:value-type="string" calcext:value-type="string">
            <text:p>Time per request: <text:s text:c="6"/>115.887 [ms] (mean, across all concurrent requests)</text:p>
          </table:table-cell>
          <table:table-cell table:style-name="ce1"/>
          <table:table-cell table:style-name="ce1" office:value-type="string" calcext:value-type="string">
            <text:p>Time per request: <text:s text:c="6"/>112.768 [ms] (mean, across all concurrent requests)</text:p>
          </table:table-cell>
          <table:table-cell office:value-type="string" calcext:value-type="string">
            <text:p>Time per request: <text:s text:c="6"/>116.028 [ms] (mean, across all concurrent requests)</text:p>
          </table:table-cell>
        </table:table-row>
        <table:table-row table:style-name="ro1">
          <table:table-cell office:value-type="string" calcext:value-type="string">
            <text:p>Transfer rate: <text:s text:c="9"/>1.45 [Kbytes/sec] received</text:p>
          </table:table-cell>
          <table:table-cell/>
          <table:table-cell office:value-type="string" calcext:value-type="string">
            <text:p>Transfer rate: <text:s text:c="9"/>1.49 [Kbytes/sec] received</text:p>
          </table:table-cell>
          <table:table-cell table:style-name="ce1" office:value-type="string" calcext:value-type="string">
            <text:p>Transfer rate: <text:s text:c="9"/>1.45 [Kbytes/sec] received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nnection Times (ms)</text:p>
          </table:table-cell>
        </table:table-row>
        <table:table-row table:style-name="ro1">
          <table:table-cell office:value-type="string" calcext:value-type="string">
            <text:p>Connection Times (ms)</text:p>
          </table:table-cell>
          <table:table-cell/>
          <table:table-cell table:number-columns-repeated="2" office:value-type="string" calcext:value-type="string">
            <text:p>Connection Times (ms)</text:p>
          </table:table-cell>
        </table:table-row>
        <table:table-row table:style-name="ro1">
          <table:table-cell office:value-type="string" calcext:value-type="string">
            <text:p><text:s text:c="14"/>min <text:s/>mean[+/-sd] median <text:s text:c="2"/>max</text:p>
          </table:table-cell>
          <table:table-cell/>
          <table:table-cell table:number-columns-repeated="2" office:value-type="string" calcext:value-type="string">
            <text:p><text:s text:c="14"/>min <text:s/>mean[+/-sd] median <text:s text:c="2"/>max</text:p>
          </table:table-cell>
        </table:table-row>
        <table:table-row table:style-name="ro1">
          <table:table-cell office:value-type="string" calcext:value-type="string">
            <text:p>Connect: <text:s text:c="7"/>0 <text:s/>304 442.9 <text:s text:c="4"/>30 <text:s text:c="3"/>1007</text:p>
          </table:table-cell>
          <table:table-cell/>
          <table:table-cell office:value-type="string" calcext:value-type="string">
            <text:p>Connect: <text:s text:c="7"/>0 <text:s/>301 438.3 <text:s text:c="4"/>30 <text:s text:c="3"/>1010</text:p>
          </table:table-cell>
          <table:table-cell office:value-type="string" calcext:value-type="string">
            <text:p>Connect: <text:s text:c="7"/>0 <text:s/>356 464.1 <text:s text:c="4"/>30 <text:s text:c="3"/>1007</text:p>
          </table:table-cell>
        </table:table-row>
        <table:table-row table:style-name="ro1">
          <table:table-cell office:value-type="string" calcext:value-type="string">
            <text:p>Processing: <text:s text:c="2"/>226 14971 22771.2 <text:s text:c="2"/>2114 <text:s text:c="2"/>57910</text:p>
          </table:table-cell>
          <table:table-cell/>
          <table:table-cell office:value-type="string" calcext:value-type="string">
            <text:p>Processing: <text:s text:c="2"/>857 14996 21633.3 <text:s text:c="2"/>2954 <text:s text:c="2"/>56351</text:p>
          </table:table-cell>
          <table:table-cell office:value-type="string" calcext:value-type="string">
            <text:p>Processing: <text:s text:c="2"/>235 15757 22559.8 <text:s text:c="2"/>3378 <text:s text:c="2"/>57982</text:p>
          </table:table-cell>
        </table:table-row>
        <table:table-row table:style-name="ro1">
          <table:table-cell office:value-type="string" calcext:value-type="string">
            <text:p>Waiting: <text:s text:c="7"/>0 1361 1023.3 <text:s text:c="2"/>1574 <text:s text:c="3"/>3209</text:p>
          </table:table-cell>
          <table:table-cell/>
          <table:table-cell office:value-type="string" calcext:value-type="string">
            <text:p>Waiting: <text:s text:c="7"/>0 1846 1263.1 <text:s text:c="2"/>2085 <text:s text:c="3"/>4608</text:p>
          </table:table-cell>
          <table:table-cell office:value-type="string" calcext:value-type="string">
            <text:p>Waiting: <text:s text:c="7"/>0 2032 1711.7 <text:s text:c="2"/>2106 <text:s text:c="3"/>5327</text:p>
          </table:table-cell>
        </table:table-row>
        <table:table-row table:style-name="ro1">
          <table:table-cell office:value-type="string" calcext:value-type="string">
            <text:p>Total: <text:s text:c="7"/>256 15274 22622.9 <text:s text:c="2"/>3086 <text:s text:c="2"/>57932</text:p>
          </table:table-cell>
          <table:table-cell/>
          <table:table-cell office:value-type="string" calcext:value-type="string">
            <text:p>Total: <text:s text:c="7"/>887 15296 21486.6 <text:s text:c="2"/>3568 <text:s text:c="2"/>56376</text:p>
          </table:table-cell>
          <table:table-cell office:value-type="string" calcext:value-type="string">
            <text:p>Total: <text:s text:c="7"/>268 16113 22391.7 <text:s text:c="2"/>4377 <text:s text:c="2"/>580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rors: apr_pollset_poll: The timeout specified has expired (70007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6">00.00.0000</text:date>, <text:time style:data-style-name="N2" text:time-value="21:37:10.28383451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2:12:15.063837992</meta:creation-date>
    <dc:date>2017-09-16T21:41:01.231544041</dc:date>
    <meta:editing-duration>PT7M35S</meta:editing-duration>
    <meta:editing-cycles>2</meta:editing-cycles>
    <meta:generator>LibreOffice/5.1.6.2$Linux_x86 LibreOffice_project/10m0$Build-2</meta:generator>
    <meta:document-statistic meta:table-count="2" meta:cell-count="243" meta:object-count="0"/>
  </office:meta>
</office:document-meta>
</file>